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okMaster-Bold" svg:font-family="BookMaster-Bold"/>
    <style:font-face style:name="OpenSymbol" svg:font-family="OpenSymbol"/>
    <style:font-face style:name="StarSymbol" svg:font-family="StarSymbol"/>
    <style:font-face style:name="StarSymbol1" svg:font-family="StarSymbol, 'Arial Unicode MS'"/>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BookMaster-Italic" svg:font-family="BookMaster-Italic" style:font-family-generic="script"/>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3"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6" style:family="paragraph" style:parent-style-name="Standard" style:list-style-name="L8">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list-style-name="L9">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10">
      <style:text-properties fo:font-weight="normal" style:font-weight-asian="normal" style:font-weight-complex="normal"/>
    </style:style>
    <style:style style:name="P11"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2" style:family="paragraph" style:parent-style-name="Standard" style:list-style-name="L10"/>
    <style:style style:name="P13" style:family="paragraph" style:parent-style-name="Standard">
      <style:paragraph-properties fo:margin-left="0in" fo:margin-right="0in" fo:text-indent="0in" style:auto-text-indent="false"/>
    </style:style>
    <style:style style:name="P14" style:family="paragraph" style:parent-style-name="Standard" style:list-style-name="L1">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normal" style:font-weight-asian="normal" style:font-weight-complex="normal"/>
    </style:style>
    <style:style style:name="P16" style:family="paragraph" style:parent-style-name="Standard" style:list-style-name="L1">
      <style:paragraph-properties fo:margin-left="0in" fo:margin-right="0in" fo:margin-top="0.1in" fo:margin-bottom="0in" fo:text-indent="0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weight="normal" style:font-weight-asian="normal" style:font-weight-complex="normal"/>
    </style:style>
    <style:style style:name="P19" style:family="paragraph" style:parent-style-name="Standard">
      <style:paragraph-properties fo:margin-left="0.5in" fo:margin-right="0in" fo:text-indent="0in" style:auto-text-indent="false"/>
      <style:text-properties fo:font-weight="bold" style:font-weight-asian="bold" style:font-weight-complex="bold"/>
    </style:style>
    <style:style style:name="P20"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21" style:family="paragraph" style:parent-style-name="Standard">
      <style:paragraph-properties fo:margin-left="0.5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Standard">
      <style:paragraph-properties fo:margin-left="1in" fo:margin-right="0in" fo:text-indent="0in" style:auto-text-indent="false"/>
    </style:style>
    <style:style style:name="P23" style:family="paragraph" style:parent-style-name="Standard">
      <style:paragraph-properties fo:margin-left="1in" fo:margin-right="0in" fo:text-indent="0in" style:auto-text-indent="false"/>
      <style:text-properties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font-weight="bold" style:font-weight-asian="bold" style:font-weight-complex="bold"/>
    </style:style>
    <style:style style:name="P25"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6" style:family="paragraph" style:parent-style-name="Standard">
      <style:paragraph-properties fo:margin-left="1.5in" fo:margin-right="0in" fo:text-indent="0in" style:auto-text-indent="false"/>
      <style:text-properties fo:font-weight="normal" style:font-weight-asian="normal" style:font-weight-complex="normal"/>
    </style:style>
    <style:style style:name="P27" style:family="paragraph" style:parent-style-name="Standard">
      <style:paragraph-properties fo:margin-left="1.5in" fo:margin-right="0in" fo:text-indent="0in" style:auto-text-indent="false"/>
      <style:text-properties fo:font-weight="bold" style:font-weight-asian="bold" style:font-weight-complex="bold"/>
    </style:style>
    <style:style style:name="P28"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9" style:family="paragraph" style:parent-style-name="Heading_20_1">
      <style:text-properties style:font-name="Times New Roman"/>
    </style:style>
    <style:style style:name="P30" style:family="paragraph" style:parent-style-name="Heading_20_1">
      <style:text-properties fo:color="#000000" fo:font-weight="bold" style:font-weight-asian="bold" style:font-weight-complex="bold"/>
    </style:style>
    <style:style style:name="P3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2"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3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fo:font-weight="bold" style:font-style-asian="italic" style:font-weight-asian="bold" style:font-style-complex="italic" style:font-weight-complex="bold"/>
    </style:style>
    <style:style style:name="T5" style:family="text">
      <style:text-properties fo:color="#000000" fo:font-style="italic" fo:font-weight="normal" style:font-style-asian="italic" style:font-weight-asian="normal" style:font-style-complex="italic"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weight="normal" style:font-weight-asian="normal" style:font-weight-complex="normal"/>
    </style:style>
    <style:style style:name="T10"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1"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2"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3" style:family="text">
      <style:text-properties fo:color="#000000" style:text-underline-style="none" fo:font-weight="normal"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style:font-name="Times New Roman" fo:font-size="12pt" fo:language="en" fo:country="US" fo:font-style="normal" fo:font-weight="normal" style:language-asian="en" style:country-asian="US" style:font-size-complex="12pt"/>
    </style:style>
    <style:style style:name="T16"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7" style:family="text">
      <style:text-properties style:font-name="Cordia New"/>
    </style:style>
    <style:style style:name="T18" style:family="text">
      <style:text-properties style:font-name="Courier New1" fo:font-size="11pt" style:font-size-asian="11pt" style:font-size-complex="11pt"/>
    </style:style>
    <style:style style:name="T19" style:family="text">
      <style:text-properties style:font-name-asian="BookMaster-Italic" style:font-name-complex="BookMaster-Italic"/>
    </style:style>
    <style:style style:name="T20"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tab/><text:tab/><text:tab/>XCAT 2 Rolling Update Support</text:p>
      <text:p text:style-name="Body_20_Text_20_First_20_Indent"><text:tab/><text:tab/><text:tab/><text:tab/><text:date style:data-style-name="N5037" text:date-value="2010-09-16T13:57:21.70">09/16/10</text:date>, <text:time style:data-style-name="N116" text:time-value="2010-09-16T13:57:21.70">PM 01:57:22</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1"><text:a xlink:type="simple" xlink:href="#1.Overview |outline">1.0 Overview <text:tab/>1</text:a></text:p>
          <text:p text:style-name="P31"><text:a xlink:type="simple" xlink:href="#2.Prerequisites for Rolling Update Support|outline">2.0 Prerequisites for Rolling Update Support<text:tab/>2</text:a></text:p>
          <text:p text:style-name="P31"><text:a xlink:type="simple" xlink:href="#3. rollupdate Input Stanza File|outline">3.0 <text:s/>rollupdate Input Stanza File<text:tab/>2</text:a></text:p>
          <text:p text:style-name="P31"><text:a xlink:type="simple" xlink:href="#4.LoadLeveler Settings|outline">4.0 LoadLeveler Settings<text:tab/>8</text:a></text:p>
          <text:p text:style-name="P31"><text:a xlink:type="simple" xlink:href="#5.Rolling Update Process Flow|outline">5.0 Rolling Update Process Flow<text:tab/>9</text:a></text:p>
          <text:p text:style-name="P31"><text:a xlink:type="simple" xlink:href="#6.References|outline">6.0 References<text:tab/>12</text:a></text:p>
        </text:index-body>
      </text:table-of-content>
      <text:p text:style-name="P2"/>
      <text:h text:style-name="P29" text:outline-level="1">Overview </text:h>
      <text:p text:style-name="Text_20_body">This document provides an overview of the xCAT Rolling Update support available in xCAT 2.6 and later releases. <text:s/>This support is available in xCAT 2.5 as beta. <text:s/></text:p>
      <text:p text:style-name="Text_20_body">The xCAT rolling update support is currently restricted to AIX diskless nodes. <text:s/>Linux support and diskfull support has not been implemented or verified yet.</text:p>
      <text:p text:style-name="Text_20_body"/>
      <text:p text:style-name="Text_20_body"/>
      <text:p text:style-name="P3">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3">Based on input from the xCAT administrator, LoadLeveler flexible reservations are created for specific sets of nodes, and xCAT will update a set of nodes when its reservation becomes active.</text:p>
      <text:p text:style-name="P3"/>
      <text:p text:style-name="Standard">xCAT rollupdate support provides the framework to update sets of nodes in your cluster. <text:s/>Nodes to be updated can be specified in one of two ways:</text:p>
      <text:p text:style-name="Standard"/>
      <text:list xml:id="list28241365" text:style-name="L1">
        <text:list-item>
          <text:p text:style-name="P14">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16">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text:soft-page-break/></text:p>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8"/>
      <text:p text:style-name="P32"/>
      <text:h text:style-name="P30" text:outline-level="1">Prerequisites for Rolling Update Support</text:h>
      <text:p text:style-name="P9"><text:span text:style-name="T2">The following prerequisites must be set up before running the xCAT rolling update support:</text:span></text:p>
      <text:list xml:id="list33340962" text:style-name="L10">
        <text:list-item>
          <text:p text:style-name="P10"><text:span text:style-name="T2">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2">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6">update_if_down=yes</text:span><text:span text:style-name="T2">.</text:span></text:p>
        </text:list-item>
        <text:list-item>
          <text:p text:style-name="P12"><text:span text:style-name="T9">LoadLeveler must be running with the database configuration option, using xCAT's database.</text:span></text:p>
        </text:list-item>
        <text:list-item>
          <text:p text:style-name="P12"><text:span text:style-name="T9">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3">. <text:s/></text:span></text:a></text:p>
        </text:list-item>
        <text:list-item>
          <text:p text:style-name="P12"><text:a xlink:type="simple" xlink:href="http://sourceforge.net/apps/mediawiki/xcat/index.php?title=Granting_Users_xCAT_privileges"><text:span text:style-name="T13">The LoadLeveler userid specified in the xCAT rollupdate input </text:span></text:a><text:a xlink:type="simple" xlink:href="http://sourceforge.net/apps/mediawiki/xcat/index.php?title=Granting_Users_xCAT_privileges"><text:span text:style-name="T14">scheduser </text:span></text:a><text:a xlink:type="simple" xlink:href="http://sourceforge.net/apps/mediawiki/xcat/index.php?title=Granting_Users_xCAT_privileges"><text:span text:style-name="T13">stanza must be authorized to run the xCAT “runrollupdate” command. <text:s/>See</text:span></text:a><text:a xlink:type="simple" xlink:href="http://sourceforge.net/apps/mediawiki/xcat/index.php?title=Granting_Users_xCAT_privileges"><text:span text:style-name="T12"> the xCAT wiki how-to </text:span></text:a><text:a xlink:type="simple" xlink:href="http://sourceforge.net/apps/mediawiki/xcat/index.php?title=Granting_Users_xCAT_privileges"><text:span text:style-name="T20">Granting Users xCAT privileges &amp; Setting up a Remote Client</text:span></text:a><text:span text:style-name="T12"> </text:span><text:a xlink:type="simple" xlink:href="http://sourceforge.net/apps/mediawiki/xcat/index.php?title=Granting_Users_xCAT_privileges"><text:span text:style-name="T13"><text:s/>for instructions on setting this up.</text:span></text:a></text:p>
        </text:list-item>
        <text:list-item>
          <text:p text:style-name="P12"><text:a xlink:type="simple" xlink:href="http://sourceforge.net/apps/mediawiki/xcat/index.php?title=Granting_Users_xCAT_privileges"><text:span text:style-name="T13">LoadLeveler settings need to be able handle flexibile reservations. <text:s/>See the chapter on </text:span></text:a><text:a xlink:type="simple" xlink:href="http://sourceforge.net/apps/mediawiki/xcat/index.php?title=Granting_Users_xCAT_privileges"><text:span text:style-name="T13"><text:reference-ref text:reference-format="text" text:ref-name="LL Settings">LoadLeveler Settings</text:reference-ref></text:span></text:a><text:a xlink:type="simple" xlink:href="http://sourceforge.net/apps/mediawiki/xcat/index.php?title=Granting_Users_xCAT_privileges"><text:span text:style-name="T13"> for a listing of additional requirements.</text:span></text:a></text:p>
        </text:list-item>
        <text:list-item>
          <text:p text:style-name="P12"><text:a xlink:type="simple" xlink:href="http://sourceforge.net/apps/mediawiki/xcat/index.php?title=Granting_Users_xCAT_privileges"><text:span text:style-name="T13">The root userid on the xCAT management node must have LOADL_ADMIN privileges.</text:span></text:a></text:p>
          <text:p text:style-name="P12"><text:span text:style-name="T13"/></text:p>
        </text:list-item>
      </text:list>
      <text:p text:style-name="Standard"><text:a xlink:type="simple" xlink:href="http://sourceforge.net/apps/mediawiki/xcat/index.php?title=Granting_Users_xCAT_privileges"><text:span text:style-name="T13"/></text:a></text:p>
      <text:p text:style-name="Standard"><text:a xlink:type="simple" xlink:href="http://sourceforge.net/apps/mediawiki/xcat/index.php?title=Granting_Users_xCAT_privileges"><text:span text:style-name="T13"/></text:a></text:p>
      <text:h text:style-name="P30" text:outline-level="1"><text:bookmark-start text:name="__RefHeading__35536514"/><text:reference-mark-start text:name="stanza files"/><text:s/>rollupdate Input Stanza File<text:bookmark-end text:name="__RefHeading__35536514"/><text:reference-mark-end text:name="stanza files"/></text:h>
      <text:p text:style-name="Standard"><text:span text:style-name="T6"/></text:p>
      <text:p text:style-name="P9"><text:span text:style-name="T2">The input to the xCAT rollupdate command is a stanza file piped through STDIN. <text:s/>xCAT provides sample stanza files in:</text:span></text:p>
      <text:p text:style-name="P18"><text:span text:style-name="T2">/opt/xcat/share/xcat/rollupdate</text:span></text:p>
      <text:p text:style-name="P15"><text:span text:style-name="T2"/></text:p>
      <text:p text:style-name="P15"><text:span text:style-name="T2">The rolling update support provides two different methods of specifying nodes to be update: <text:s/>The </text:span><text:span text:style-name="T6">updateall</text:span><text:span text:style-name="T2"> method to update all specified nodes in any order as they become available, and the </text:span><text:span text:style-name="T6">standard</text:span><text:span text:style-name="T2"> method requiring explicit update groups </text:span><text:soft-page-break/><text:span text:style-name="T2">identifying nodes to be updated together. <text:s/>Different stanza keywords apply to these different methods and are noted below.</text:span></text:p>
      <text:p text:style-name="P9"><text:span text:style-name="T2"/></text:p>
      <text:p text:style-name="P9"><text:span text:style-name="T2">Stanza input is specified as:</text:span></text:p>
      <text:p text:style-name="P18"><text:span text:style-name="T4">keyword</text:span><text:span text:style-name="T2"> </text:span><text:span text:style-name="T6">=</text:span><text:span text:style-name="T2"> </text:span><text:span text:style-name="T4">value</text:span></text:p>
      <text:p text:style-name="P15"><text:span text:style-name="T2">with one keyword per line. <text:s/>Unless otherwise noted in the descriptions below, if multiple stanza <text:s/>lines are specified for the same keyword, only the FIRST entry will be <text:s/>used and all others will be ignored.</text:span></text:p>
      <text:p text:style-name="P9"><text:span text:style-name="T2"/></text:p>
      <text:p text:style-name="P9"><text:span text:style-name="T2">Valid keywords are:</text:span></text:p>
      <text:p text:style-name="P18"><text:span text:style-name="T6">scheduler = </text:span><text:span text:style-name="T3">scheduler</text:span></text:p>
      <text:p text:style-name="P23"><text:span text:style-name="T8">where </text:span><text:span text:style-name="T3">scheduler</text:span><text:span text:style-name="T8"> is t</text:span><text:span text:style-name="T2">he job scheduler used to submit the rolling update jobs. <text:s text:c="2"/>Currently only “loadleveler” is supported.</text:span></text:p>
      <text:p text:style-name="P23"><text:span text:style-name="T2"/></text:p>
      <text:p text:style-name="P19"><text:span text:style-name="T2">scheduser = </text:span><text:span text:style-name="T5">scheduser</text:span></text:p>
      <text:p text:style-name="P24"><text:span text:style-name="T9"><text:s/>where </text:span><text:span text:style-name="T5">scheduser</text:span><text:span text:style-name="T9"> is the userid with authority to submit scheduler jobs. <text:s/>Note that LoadLeveler does not allow reservation jobs to be submitted by the root userid.</text:span></text:p>
      <text:p text:style-name="P24"><text:span text:style-name="T9"/></text:p>
      <text:p text:style-name="P19"><text:span text:style-name="T2">oldfeature = </text:span><text:span text:style-name="T5">feature value</text:span></text:p>
      <text:p text:style-name="P24"><text:span text:style-name="T9"><text:s/>(optional) where </text:span><text:span text:style-name="T5">feature value </text:span><text:span text:style-name="T9"><text:s/>is an existing LoadLeveler feature value that is set for the nodes being updated. <text:s/>xCAT will remove this value from the LoadLeveler machine definition after the update has completed. <text:s/></text:span></text:p>
      <text:p text:style-name="P24"><text:span text:style-name="T9"/></text:p>
      <text:p text:style-name="P19"><text:span text:style-name="T2">newfeature = </text:span><text:span text:style-name="T5">feature value</text:span></text:p>
      <text:p text:style-name="P24"><text:span text:style-name="T9"><text:s/>(optional) where </text:span><text:span text:style-name="T5">feature value </text:span><text:span text:style-name="T9"><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4"><text:span text:style-name="T9"/></text:p>
      <text:p text:style-name="P19"><text:span text:style-name="T2">updateall = </text:span><text:span text:style-name="T8">yes | no</text:span></text:p>
      <text:p text:style-name="P24"><text:span text:style-name="T9">Specifies whether this rolling update request is for the updateall method of specifying nodes. <text:s/>Default is </text:span><text:span text:style-name="T2">no</text:span><text:span text:style-name="T9">. <text:s/></text:span></text:p>
      <text:p text:style-name="P24"><text:span text:style-name="T9">This method should be used for simple compute node <text:s/>updates that have no special dependencies on other nodes and the update order is not important. Only those nodes that are currently active in the scheduler will be updated.</text:span></text:p>
      <text:p text:style-name="P24"><text:span text:style-name="T9">If </text:span><text:span text:style-name="T2">updateall=yes</text:span><text:span text:style-name="T9">, the following stanza entries MUST also be specified:</text:span></text:p>
      <text:p text:style-name="P26"><text:span text:style-name="T6">updateall_nodes</text:span></text:p>
      <text:p text:style-name="P27"><text:span text:style-name="T2">updateall_numperupdate</text:span></text:p>
      <text:p text:style-name="P27"><text:span text:style-name="T2">job_template</text:span></text:p>
      <text:p text:style-name="P27"><text:span text:style-name="T2">job_dir</text:span></text:p>
      <text:p text:style-name="P27"><text:span text:style-name="T2"/></text:p>
      <text:p text:style-name="P19"><text:soft-page-break/><text:span text:style-name="T2">updateall_nodes = </text:span><text:span text:style-name="T5">xCAT nodereange</text:span></text:p>
      <text:p text:style-name="P24"><text:span text:style-name="T9">Used with </text:span><text:span text:style-name="T2">updateall=yes</text:span><text:span text:style-name="T9">. <text:s/>The <text:s/></text:span><text:span text:style-name="T5">xCAT nodereange </text:span><text:span text:style-name="T9">specifies the list of nodes that are to be included in this rolling update request (see the xCAT </text:span><text:span text:style-name="T2">noderange</text:span><text:span text:style-name="T9"> man page).. <text:s/>All nodes must be active in the job scheduler in order to be updated.</text:span></text:p>
      <text:p text:style-name="P24"><text:span text:style-name="T9"/></text:p>
      <text:p text:style-name="P19"><text:span text:style-name="T2">updateall_numberupdate = </text:span><text:span text:style-name="T5">numeric value</text:span></text:p>
      <text:p text:style-name="P24"><text:span text:style-name="T9">Used with updateall=yes. <text:s/>The <text:s/></text:span><text:span text:style-name="T5">numeric value </text:span><text:span text:style-name="T9">specifies the number of nodes that will be reserved at one time in the scheduler and updated together. <text:s/>The smaller the number, the more scheduler reservation jobs that will be submitted. </text:span></text:p>
      <text:p text:style-name="P24"><text:span text:style-name="T9">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span></text:p>
      <text:p text:style-name="P24"><text:span text:style-name="T9"/></text:p>
      <text:p text:style-name="P19"><text:span text:style-name="T2">updategroup = </text:span><text:span text:style-name="T5">name(noderange)</text:span></text:p>
      <text:p text:style-name="P24"><text:span text:style-name="T9">For standard updates, at least one </text:span><text:span text:style-name="T2">updategroup</text:span><text:span text:style-name="T9"> or </text:span><text:span text:style-name="T2">mapgroups</text:span><text:span text:style-name="T9"> stanza must be specified. <text:s/>The </text:span><text:span text:style-name="T5">name </text:span><text:span text:style-name="T7">specifies the name to be assigned to this update group. <text:s/>The </text:span><text:span text:style-name="T5">noderange </text:span><text:span text:style-name="T9"><text:s/>is an xCAT noderange that specifies the list of nodes that will be included in this update group (see the xCAT </text:span><text:span text:style-name="T2">noderange</text:span><text:span text:style-name="T9"> man page).</text:span></text:p>
      <text:p text:style-name="P24"><text:span text:style-name="T9">Multiple </text:span><text:span text:style-name="T2">updategroup</text:span><text:span text:style-name="T9"> stanzas may be supplied, one for each group of nodes to be updated. </text:span></text:p>
      <text:p text:style-name="P24"><text:span text:style-name="T9"/></text:p>
      <text:p text:style-name="P19"><text:span text:style-name="T2">mapgroups = </text:span><text:span text:style-name="T5">nodegroup range</text:span></text:p>
      <text:p text:style-name="P24"><text:span text:style-name="T9">For standard updates, at least one </text:span><text:span text:style-name="T2">updategroup</text:span><text:span text:style-name="T9"> or </text:span><text:span text:style-name="T2">mapgroups</text:span><text:span text:style-name="T9"> stanza must be specified. . <text:s/>The </text:span><text:span text:style-name="T5">nodegroup range </text:span><text:span text:style-name="T7">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4"><text:span text:style-name="T9">Multiple </text:span><text:span text:style-name="T2">mapgroups</text:span><text:span text:style-name="T9"> stanzas may be supplied.</text:span></text:p>
      <text:p text:style-name="P24"><text:span text:style-name="T9">For example, the following will create 10 updategroups from the 10 nodegroups named block01 to block10:</text:span></text:p>
      <text:p text:style-name="P24"><text:span text:style-name="T9"><text:s text:c="4"/>mapgroups=block[01-10]</text:span></text:p>
      <text:p text:style-name="P24"><text:span text:style-name="T9"/></text:p>
      <text:p text:style-name="P19"><text:span text:style-name="T2">mutex = </text:span><text:span text:style-name="T5">updategroup,updategroup,...</text:span></text:p>
      <text:p text:style-name="P24"><text:span text:style-name="T9">(optional) For standard updates. <text:s/>The comma-delimited list of </text:span><text:span text:style-name="T5">updategroup</text:span><text:span text:style-name="T9"> names </text:span><text:span text:style-name="T7">specify which update groups are mutually exclusive and must not be <text:s/>updated at the same time in order to maintain active resources within the cluster. Only one updategroup listed in the entry will be updated at a time.</text:span></text:p>
      <text:p text:style-name="P24"><text:soft-page-break/><text:span text:style-name="T7"><text:s/>You may list multiple </text:span><text:span text:style-name="T8">mutex</text:span><text:span text:style-name="T7"> stanzas to identify different sets of mutual exclusion.</text:span></text:p>
      <text:p text:style-name="P24"><text:span text:style-name="T9">For example, the following states that the update processes for ns1 and for ns2 will not be allowed to run at the same time:</text:span></text:p>
      <text:p text:style-name="P24"><text:span text:style-name="T9"><text:s text:c="4"/>mutex=ns1,ns2</text:span></text:p>
      <text:p text:style-name="P24"><text:span text:style-name="T9"/></text:p>
      <text:p text:style-name="P19"><text:span text:style-name="T2">mutex = </text:span><text:span text:style-name="T5">updategroup range,updategroup range,...</text:span></text:p>
      <text:p text:style-name="P24"><text:span text:style-name="T7">(optional) For standard updates. <text:s/>The comma-delimited list of </text:span><text:span text:style-name="T5">updategroup ranges</text:span><text:span text:style-name="T7">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text:span text:style-name="T7">For example, the following single entry:</text:span></text:p>
      <text:p text:style-name="P24"><text:span text:style-name="T7"><text:s text:c="4"/>mutex=block[1-3]a,block[1-3]b,block[1-3]c</text:span></text:p>
      <text:p text:style-name="P24"><text:span text:style-name="T7">would be equivalent to specifying these three entries:</text:span></text:p>
      <text:p text:style-name="P24"><text:span text:style-name="T7"><text:s text:c="4"/>mutex=block1a,block1b,block1c</text:span></text:p>
      <text:p text:style-name="P24"><text:span text:style-name="T7"><text:s text:c="4"/>mutex=block2a,block2b,block2c</text:span></text:p>
      <text:p text:style-name="P24"><text:span text:style-name="T7"><text:s text:c="4"/>mutex=block3a,block3b,block3c</text:span></text:p>
      <text:p text:style-name="P24"><text:span text:style-name="T7"/></text:p>
      <text:p text:style-name="P19"><text:span text:style-name="T2">maxupdates = </text:span><text:span text:style-name="T5"><text:s/>numeric value </text:span><text:span text:style-name="T7">| </text:span><text:span text:style-name="T8">all</text:span></text:p>
      <text:p text:style-name="P24"><text:span text:style-name="T7"><text:s/>where </text:span><text:span text:style-name="T5"><text:s/>numeric value </text:span><text:span text:style-name="T7"><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4"><text:span text:style-name="T7">A value of </text:span><text:span text:style-name="T8">all</text:span><text:span text:style-name="T7"> specifies that there is no restriction.</text:span></text:p>
      <text:p text:style-name="P24"><text:span text:style-name="T7"/></text:p>
      <text:p text:style-name="P19"><text:span text:style-name="T2">jobtemplate = </text:span><text:span text:style-name="T5"><text:s/>filename</text:span></text:p>
      <text:p text:style-name="P24"><text:span text:style-name="T7"><text:s/>where </text:span><text:span text:style-name="T5"><text:s/>filename </text:span><text:span text:style-name="T7"><text:s/>is a filename with full directory path that identifies the scheduler job command file template to be used to submit reservations. <text:s/>See sample LoadLeveler templates in:</text:span></text:p>
      <text:p text:style-name="P27"><text:span text:style-name="T7">/opt/xcat/share/xcat/rollupdate/*.tmpl</text:span></text:p>
      <text:p text:style-name="P24"><text:span text:style-name="T7">The following substitution values will be replaced by the xCAT rollupdate command to generate a unique job command file for each update group:</text:span></text:p>
      <text:p text:style-name="P24"><text:span text:style-name="T7"/></text:p>
      <text:p text:style-name="P24"><text:span text:style-name="T8">[[NODESET]]</text:span><text:span text:style-name="T7"> - <text:s/>the update group name for this reservation</text:span></text:p>
      <text:p text:style-name="P24"><text:span text:style-name="T8">[[JOBDIR]]</text:span><text:span text:style-name="T7"> - <text:s/>the directory specified in the rollupdate input <text:s/></text:span><text:span text:style-name="T8">jobdir</text:span><text:span text:style-name="T7"> stanza</text:span></text:p>
      <text:p text:style-name="P24"><text:span text:style-name="T8">[[LLHOSTFILE]]</text:span><text:span text:style-name="T7"> – (standard method) the file generated by the xCAT rollupdate command that contains the list of LL machines in this update group that were available at the time the command was run.</text:span></text:p>
      <text:p text:style-name="P24"><text:span text:style-name="T8">[[MUTEXRESOURCES]</text:span><text:span text:style-name="T7">] - The list of LL resources created by xCAT to handle mutual exclusion and maxupdates</text:span></text:p>
      <text:p text:style-name="P24"><text:soft-page-break/><text:span text:style-name="T8">[[LLCOUNT]]</text:span><text:span text:style-name="T7"> - <text:s/>(required for updateall method) used by xCAT to set the number of machines to <text:s/>reserve</text:span></text:p>
      <text:p text:style-name="P24"><text:span text:style-name="T8">[[UPDATEALLFEATURE]]</text:span><text:span text:style-name="T7"> – (required by updateall method) used by xCAT to control the rolling update</text:span></text:p>
      <text:p text:style-name="P24"><text:span text:style-name="T7"/></text:p>
      <text:p text:style-name="P19"><text:span text:style-name="T2">jobdir = </text:span><text:span text:style-name="T5"><text:s/>directory</text:span></text:p>
      <text:p text:style-name="P24"><text:span text:style-name="T7"><text:s/>where </text:span><text:span text:style-name="T5"><text:s/>directory </text:span><text:span text:style-name="T7"><text:s/>is the directory to write the generated LoadLeveler job command files and other xCAT rolling update data files to. <text:s text:c="2"/>For LL, this directory needs to be on a filesystem available to all nodes.</text:span></text:p>
      <text:p text:style-name="P24"><text:span text:style-name="T7"/></text:p>
      <text:p text:style-name="P19"><text:span text:style-name="T2">reservationcallback = </text:span><text:span text:style-name="T5"><text:s/>/</text:span><text:span text:style-name="T7">opt/xcat/bin/rollupdate</text:span></text:p>
      <text:p text:style-name="P24"><text:span text:style-name="T7"><text:s/>INTERNAL KEYWORD used for development only. <text:s/>This is the reservation notify or callback command. <text:s/>For Loadleveler, this script must reside on the LoadLeveler central <text:s/>manager and will be called when the reservation for an updategroup <text:s/>becomes active.</text:span></text:p>
      <text:p text:style-name="P24"><text:span text:style-name="T7"/></text:p>
      <text:p text:style-name="P19"><text:span text:style-name="T2">reservationduration = </text:span><text:span text:style-name="T5"><text:s/>time</text:span></text:p>
      <text:p text:style-name="P24"><text:span text:style-name="T7">where </text:span><text:span text:style-name="T5"><text:s/>time </text:span><text:span text:style-name="T7"><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text:span text:style-name="T7"/></text:p>
      <text:p text:style-name="P19"><text:span text:style-name="T2">update_if_down = yes | no | cancel</text:span></text:p>
      <text:p text:style-name="P24"><text:span text:style-name="T7">Specifies whether nodes that are not active in the job scheduler should be updated. <text:s/></text:span></text:p>
      <text:p text:style-name="P25"><text:span text:style-name="T15">For the rollupdate updateall method, only nodes with active startd daemons can be updated. <text:s/></text:span></text:p>
      <text:list xml:id="list30299415" text:style-name="L8">
        <text:list-item>
          <text:list>
            <text:list-item>
              <text:list>
                <text:list-item>
                  <text:list>
                    <text:list-item>
                      <text:list>
                        <text:list-item>
                          <text:p text:style-name="P6"><text:span text:style-name="T15">If update_if_down is set to </text:span><text:span text:style-name="T16">cancel</text:span><text:span text:style-name="T15">, and specified nodes are not active in LoadLeveler, this update will be cancelled. <text:s/></text:span></text:p>
                        </text:list-item>
                        <text:list-item>
                          <text:p text:style-name="P6"><text:span text:style-name="T15">If update_if_down is set to </text:span><text:span text:style-name="T16">no</text:span><text:span text:style-name="T15">, any specified nodes that are not active will be skipped (the assumption is that those nodes will load the new image the next time they are brought back online).</text:span></text:p>
                        </text:list-item>
                        <text:list-item>
                          <text:p text:style-name="P6"><text:span text:style-name="T15">A value of </text:span><text:span text:style-name="T16">yes</text:span><text:span text:style-name="T15"> is not supported for the updateall method.</text:span></text:p>
                        </text:list-item>
                      </text:list>
                    </text:list-item>
                  </text:list>
                </text:list-item>
              </text:list>
            </text:list-item>
          </text:list>
        </text:list-item>
      </text:list>
      <text:p text:style-name="P25"><text:span text:style-name="T15">For the standard rollupdate method, only reservations for active LL nodes can be created. <text:s text:c="2"/></text:span></text:p>
      <text:list xml:id="list33696044" text:continue-numbering="true" text:style-name="L8">
        <text:list-item>
          <text:list>
            <text:list-item>
              <text:list>
                <text:list-item>
                  <text:list>
                    <text:list-item>
                      <text:list>
                        <text:list-item>
                          <text:p text:style-name="P6"><text:span text:style-name="T15">If update_if_down is set to </text:span><text:span text:style-name="T16">cancel</text:span><text:span text:style-name="T15">, and specified nodes are not active in LoadLeveler, this update group will not be processed. <text:s/></text:span></text:p>
                        </text:list-item>
                        <text:list-item>
                          <text:p text:style-name="P6"><text:span text:style-name="T15">If update_if_down is set to </text:span><text:span text:style-name="T16">no</text:span><text:span text:style-name="T15">, any specified nodes in the update_group that are not active will be skipped. <text:s/>The assumption is that those nodes will load the new image the next time they are brought back online. <text:s/></text:span></text:p>
                        </text:list-item>
                        <text:list-item>
                          <text:p text:style-name="P6"><text:soft-page-break/><text:span text:style-name="T10">If update_if_down is set to </text:span><text:span text:style-name="T11">yes</text:span><text:span text:style-name="T10">,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24"><text:span text:style-name="T7"/></text:p>
      <text:p text:style-name="P19"><text:span text:style-name="T2">prescript <text:s/>= </text:span><text:span text:style-name="T5"><text:s/>command string</text:span></text:p>
      <text:p text:style-name="P19"><text:span text:style-name="T2">prescriptnodes = </text:span><text:span text:style-name="T5"><text:s/>noderange</text:span></text:p>
      <text:p text:style-name="P24"><text:span text:style-name="T7">(optional) where </text:span><text:span text:style-name="T5"><text:s/>command </text:span><text:span text:style-name="T7"><text:s/>is the name of a command to be run on the xCAT management node before issuing the shutdown command for the nodes in the updategroup.</text:span></text:p>
      <text:p text:style-name="P24"><text:span text:style-name="T8">prescript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prescriptnodes</text:span><text:span text:style-name="T7"> is not specified (and for the updateall method), the command will be run for all the nodes in the updategroup.</text:span></text:p>
      <text:p text:style-name="P24"><text:span text:style-name="T7">For </text:span><text:span text:style-name="T8">prescript</text:span><text:span text:style-name="T7">, you may specify the string $NODELIST in the </text:span><text:span text:style-name="T5">command string</text:span><text:span text:style-name="T7"> if you would like the comma-delimited list of xCAT nodenames passed into your command.</text:span></text:p>
      <text:p text:style-name="P24"><text:span text:style-name="T7">Prescripts can be used to run operations such as shutting down the global filesystem on all the nodes, or moving critical services to a backup server for specific nodes.</text:span></text:p>
      <text:p text:style-name="P24"><text:span text:style-name="T7">Multiple </text:span><text:span text:style-name="T8">prescript</text:span><text:span text:style-name="T7"> entries or </text:span><text:span text:style-name="T8">prescript</text:span><text:span text:style-name="T7">/</text:span><text:span text:style-name="T8">prescriptnodes</text:span><text:span text:style-name="T7"> pairs of entries may be specified. Each command will be run in order.</text:span></text:p>
      <text:p text:style-name="P24"><text:span text:style-name="T7"/></text:p>
      <text:p text:style-name="P19"><text:span text:style-name="T2">shutdowntimeout = </text:span><text:span text:style-name="T5"><text:s/>time</text:span></text:p>
      <text:p text:style-name="P24"><text:span text:style-name="T7">(optional) where </text:span><text:span text:style-name="T5"><text:s/>time </text:span><text:span text:style-name="T7"><text:s/>is the number of minutes xCAT should wait for an OS shutdown to complete before giving up and issuing a hard power off command and continuing with the rolling update process.</text:span></text:p>
      <text:p text:style-name="P24"><text:span text:style-name="T7">Default: </text:span><text:span text:style-name="T8"><text:s/>shutdowntimeout=5</text:span></text:p>
      <text:p text:style-name="P24"><text:span text:style-name="T7"/></text:p>
      <text:p text:style-name="P19"><text:span text:style-name="T2">outofbandcmd <text:s/>= </text:span><text:span text:style-name="T5"><text:s/>command string</text:span></text:p>
      <text:p text:style-name="P19"><text:span text:style-name="T2">outofbandnodes = </text:span><text:span text:style-name="T5"><text:s/>noderange</text:span></text:p>
      <text:p text:style-name="P24"><text:span text:style-name="T7">(optional) where </text:span><text:span text:style-name="T5"><text:s/>command </text:span><text:span text:style-name="T7"><text:s/>is the name of a command to be run on the xCAT management node after the node has been shutdown but before it is rebooted.</text:span></text:p>
      <text:p text:style-name="P24"><text:span text:style-name="T8">outofband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outofbandnodes</text:span><text:span text:style-name="T7"> is not specified (and for the updateall method), the command will be run for all the nodes in the updategroup.</text:span></text:p>
      <text:p text:style-name="P24"><text:span text:style-name="T7">For </text:span><text:span text:style-name="T8">outofbandcmd</text:span><text:span text:style-name="T7">, you may specify the string $NODELIST in the </text:span><text:span text:style-name="T5">command string</text:span><text:span text:style-name="T7"> if you would like the comma-delimited list of xCAT nodenames passed into your command.</text:span></text:p>
      <text:p text:style-name="P24"><text:soft-page-break/><text:span text:style-name="T7">Out-of-band commands <text:s/>can be used to run operations when nodes must be powered down such as firmware updates.</text:span></text:p>
      <text:p text:style-name="P24"><text:span text:style-name="T7">Multiple </text:span><text:span text:style-name="T8">outofbandcmd</text:span><text:span text:style-name="T7"> entries or </text:span><text:span text:style-name="T8">outofbandcmd</text:span><text:span text:style-name="T7">/</text:span><text:span text:style-name="T8">outofbandnodes</text:span><text:span text:style-name="T7"> pairs of entries may be specified. Each command will be run in order.</text:span></text:p>
      <text:p text:style-name="P24"><text:span text:style-name="T7"/></text:p>
      <text:p text:style-name="P19"><text:span text:style-name="T2">bringuporder = </text:span><text:span text:style-name="T5"><text:s/>noderange</text:span></text:p>
      <text:p text:style-name="P24"><text:span text:style-name="T7">(optional for standard update method only) where the nodes being updated from the updategroup that are also included in that xCAT </text:span><text:span text:style-name="T5">noderange </text:span><text:span text:style-name="T7">will be brought up first.</text:span></text:p>
      <text:p text:style-name="P24"><text:span text:style-name="T7">If more than one node in the updategroup matches a </text:span><text:span text:style-name="T8">bringuporder</text:span><text:span text:style-name="T7"> entry, they will be brought up at the same time.</text:span></text:p>
      <text:p text:style-name="P24"><text:span text:style-name="T7">Multiple </text:span><text:span text:style-name="T8">bringuporder</text:span><text:span text:style-name="T7"> entries may be specified, and they will be processed in order, completing bringup of all nodes in the previous entry before starting to power on the nodes in this entry. <text:s/></text:span></text:p>
      <text:p text:style-name="P24"><text:span text:style-name="T7">Any nodes in the update group that are not listed in a </text:span><text:span text:style-name="T8">bringuporder</text:span><text:span text:style-name="T7"> entry will be <text:s/>brought up at the end.</text:span></text:p>
      <text:p text:style-name="P24"><text:span text:style-name="T7"/></text:p>
      <text:p text:style-name="P19"><text:span text:style-name="T2">bringupstatus = </text:span><text:span text:style-name="T5"><text:s/>status value</text:span></text:p>
      <text:p text:style-name="P21"><text:span text:style-name="T9">OR</text:span></text:p>
      <text:p text:style-name="P19"><text:span text:style-name="T8">bringupappstatus</text:span><text:span text:style-name="T5"> = <text:s/>appstatus value</text:span></text:p>
      <text:p text:style-name="P24"><text:span text:style-name="T7">(optional) <text:s/>The xCAT database node </text:span><text:span text:style-name="T5">status</text:span><text:span text:style-name="T7"> or node </text:span><text:span text:style-name="T5">appstatus</text:span><text:span text:style-name="T7"> value that xCAT will check and will wait for to determine that the node is up. <text:s/>Once this status is reached, xCAT will continue bringing up more nodes (if </text:span><text:span text:style-name="T8">bringuporder</text:span><text:span text:style-name="T7"> is set) and will release this node from the scheduler reservation. If both attributes are set, only </text:span><text:span text:style-name="T8">bringupappstatus</text:span><text:span text:style-name="T7"> will be used. <text:s/></text:span></text:p>
      <text:p text:style-name="P24"><text:span text:style-name="T7">Default: <text:s/></text:span><text:span text:style-name="T8">bringupstatus=booted</text:span></text:p>
      <text:p text:style-name="P24"><text:span text:style-name="T7"/></text:p>
      <text:p text:style-name="P19"><text:span text:style-name="T8">bringuptimeout</text:span><text:span text:style-name="T5"> = <text:s/>time</text:span></text:p>
      <text:p text:style-name="P24"><text:span text:style-name="T7">(optional) <text:s/>The maximum </text:span><text:span text:style-name="T5">time</text:span><text:span text:style-name="T7"> in minutes xCAT should wait after issuing the rpower on command for the nodes to reach </text:span><text:span text:style-name="T8">bringupstatus</text:span><text:span text:style-name="T7"> <text:s text:c="2"/>or </text:span><text:span text:style-name="T8">bringupappstatus</text:span><text:span text:style-name="T7"> before giving up. <text:s/>If using </text:span><text:span text:style-name="T8">bringuporder</text:span><text:span text:style-name="T7"> and this timeout is reached for one set of nodes, no additional nodes will be attempted to be brought up. <text:s text:c="2"/>The scheduler reservation will be cancelled.</text:span></text:p>
      <text:p text:style-name="P24"><text:span text:style-name="T7">Default: <text:s/></text:span><text:span text:style-name="T8">bringuptimeout=10</text:span></text:p>
      <text:p text:style-name="P22"/>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text:soft-page-break/>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7">SCHEDULER_TYPE=BACKFILL</text:p>
      <text:p text:style-name="P17">MAX_RESERVATIONS</text:p>
      <text:p text:style-name="Standard"/>
      <text:p text:style-name="Standard">For each machine definition (or in the default machine definition):</text:p>
      <text:p text:style-name="P17">reservation_permitted = true</text:p>
      <text:p text:style-name="P17"/>
      <text:p text:style-name="P1">For the <text:span text:style-name="T1">scheduser</text:span> LL userid specified in your xCAT rollupdate input stanzas (or the default LL user):</text:p>
      <text:p text:style-name="P20"><text:span text:style-name="T19">max_node </text:span></text:p>
      <text:p text:style-name="P20"><text:span text:style-name="T19">max_reservation_duration </text:span></text:p>
      <text:p text:style-name="P20"><text:span text:style-name="T19">max_reservation_expiration </text:span></text:p>
      <text:p text:style-name="P20"><text:span text:style-name="T19">max_reservations </text:span></text:p>
      <text:p text:style-name="P20"><text:span text:style-name="T19">max_total_tasks</text:span></text:p>
      <text:p text:style-name="P20"><text:span text:style-name="T19">maxidle</text:span></text:p>
      <text:p text:style-name="P20"><text:span text:style-name="T19">maxjobs </text:span></text:p>
      <text:p text:style-name="P20"><text:span text:style-name="T19">maxqueued</text:span></text:p>
      <text:p text:style-name="P20"><text:span text:style-name="T19">priority </text:span></text:p>
      <text:p text:style-name="P20"><text:span text:style-name="T19">total_tasks </text:span></text:p>
      <text:p text:style-name="P1"/>
      <text:p text:style-name="P1">Settings that may be used or changed by xCAT Rolling Updates:</text:p>
      <text:p text:style-name="P17">FLOATING_RESOURCES</text:p>
      <text:p text:style-name="P17">SCHEDULE_BY_RESOURCES</text:p>
      <text:p text:style-name="P17">CENTRAL_MANAGER_LIST</text:p>
      <text:p text:style-name="P17">RESOURCE_MGR_LIST</text:p>
      <text:p text:style-name="P17">(for machines) FEATURE</text:p>
      <text:p text:style-name="P1"/>
      <text:p text:style-name="P1"/>
      <text:h text:style-name="Heading_20_1" text:outline-level="1">Rolling Update Process Flow</text:h>
      <text:p text:style-name="P4"/>
      <text:p text:style-name="P4">The general process flow for the xCAT Rolling Update support is:</text:p>
      <text:p text:style-name="P4"/>
      <text:list xml:id="list28411587" text:style-name="L4">
        <text:list-item>
          <text:p text:style-name="P5">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5">(Optional) If you wish to view the progress of the rollupdate process, in a separate window, open and monitor the rollupdate log:<text:line-break/><text:span text:style-name="T17"> </text:span><text:span text:style-name="T18">tail -f /var/log/xcat/rollupdate.log<text:line-break/></text:span>xCAT appends to the log file with each rollupdate run, so you may wish to move or remove the log file before a new rollupdate process. </text:p>
        </text:list-item>
        <text:list-item>
          <text:p text:style-name="P5"><text:soft-page-break/>Initiate the rollupdate process:<text:line-break/> <text:span text:style-name="T18">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18">cat &lt;your stanza file&gt; | rollupdate –test --verbose<text:line-break/></text:span><text:span text:style-name="T15">The output files will be placed in the directory you specified in the </text:span><text:span text:style-name="T16">jobdir</text:span><text:span text:style-name="T15"> stanza. <text:s/>The verbose keyword is optional, but allows you to view detailed progress.</text:span></text:p>
        </text:list-item>
        <text:list-item>
          <text:p text:style-name="P8"><text:s/>The rollupdate command will do the following:</text:p>
        </text:list-item>
      </text:list>
      <text:list xml:id="list33678237" text:continue-list="list33696044" text:style-name="L8">
        <text:list-item>
          <text:list>
            <text:list-item>
              <text:p text:style-name="P6"><text:span text:style-name="T15">Process the stanza file and create update groups based on the input provided.</text:span></text:p>
            </text:list-item>
            <text:list-item>
              <text:p text:style-name="P6"><text:span text:style-name="T15">Create LoadLeveler FLOATING_RESOURCES and set SCHEDULE_BY_RESOURCES for all mutual exclusion sets and for controlling the maximum number of updates allowed.</text:span></text:p>
            </text:list-item>
            <text:list-item>
              <text:p text:style-name="P6"><text:span text:style-name="T15">Run llstatus to query LoadLeveler for a list of nodes with active startd daemons. <text:s/></text:span></text:p>
            </text:list-item>
            <text:list-item>
              <text:p text:style-name="P6"><text:span text:style-name="T15">For each update group, the following will be done:</text:span></text:p>
              <text:list>
                <text:list-item>
                  <text:p text:style-name="P6"><text:span text:style-name="T15">Process the update_if_down stanza entry and determine if this update group can be run: <text:s/></text:span></text:p>
                  <text:list>
                    <text:list-item>
                      <text:p text:style-name="P6"><text:span text:style-name="T15">For the rollupdate updateall method, only nodes with active startd daemons can be updated. <text:s/></text:span></text:p>
                      <text:list>
                        <text:list-item>
                          <text:p text:style-name="P6"><text:span text:style-name="T15">If update_if_down is set to “cancel”, and specified nodes are not active in LoadLeveler, this update will be cancelled. <text:s/></text:span></text:p>
                        </text:list-item>
                        <text:list-item>
                          <text:p text:style-name="P6"><text:span text:style-name="T15">If update_if_down is set to “no”, any specified nodes that are not active will be skipped (the assumption is that those nodes will load the new image the next time they are brought back online).</text:span></text:p>
                        </text:list-item>
                      </text:list>
                    </text:list-item>
                    <text:list-item>
                      <text:p text:style-name="P6"><text:span text:style-name="T15">For the standard rollupdate method, only reservations for active LL nodes can be created. <text:s text:c="2"/></text:span></text:p>
                      <text:list>
                        <text:list-item>
                          <text:p text:style-name="P6"><text:span text:style-name="T15">If update_if_down is set to “cancel”, and specified nodes are not active in LoadLeveler, this update group will not be processed. <text:s/></text:span></text:p>
                        </text:list-item>
                        <text:list-item>
                          <text:p text:style-name="P6"><text:span text:style-name="T15">If update_if_down is set to “no”, any specified nodes in the update_group that are not active will be skipped. <text:s/>The assumption is that those nodes will load the new image the next time they are brought back online. <text:s/></text:span></text:p>
                        </text:list-item>
                        <text:list-item>
                          <text:p text:style-name="P6"><text:span text:style-name="T15">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item>
                  <text:p text:style-name="P6"><text:span text:style-name="T15">Load your LoadLeveler job command file template, and fill in all substituion values to create a unique job command file for this update group.</text:span></text:p>
                </text:list-item>
                <text:list-item>
                  <text:p text:style-name="P6"><text:span text:style-name="T15">Create the xCAT rollupdate data file for this update group to pass important data to the xCAT runrollupdate process that is run when the </text:span><text:soft-page-break/><text:span text:style-name="T15">reservation becomes active. <text:s/>The data file contains the full list of xCAT nodes to be processed, all prescripts and out-of-band commands, old and new LoadLeveler feature values to be changed for the node, and other information to control the update process for this update group.</text:span></text:p>
                </text:list-item>
                <text:list-item>
                  <text:p text:style-name="P6"><text:span text:style-name="T15">Create a notify script for this update group for LoadLeveler to run when the reservation becomes active.</text:span></text:p>
                </text:list-item>
                <text:list-item>
                  <text:p text:style-name="P6"><text:span text:style-name="T15">For the updateall method, a unique LoadLeveler feature value for this update will be set in all specified nodes to control the update process.</text:span></text:p>
                </text:list-item>
                <text:list-item>
                  <text:p text:style-name="P6"><text:span text:style-name="T15">Set the xCAT appstatus “RollingUpdate=update_job_submitted” for all the nodes in the update group.</text:span></text:p>
                </text:list-item>
                <text:list-item>
                  <text:p text:style-name="P6"><text:span text:style-name="T15">Run the llmkres command to submit the flexible reservation for this update group, specifying the notify script created above. </text:span></text:p>
                </text:list-item>
              </text:list>
            </text:list-item>
            <text:list-item>
              <text:p text:style-name="P6"><text:span text:style-name="T15">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span></text:p>
            </text:list-item>
          </text:list>
        </text:list-item>
      </text:list>
      <text:list xml:id="list33700402" text:continue-list="list28411587" text:style-name="L4">
        <text:list-item>
          <text:p text:style-name="P8">You can view the flexible reservations that xCAT submitted:<text:line-break/><text:span text:style-name="T18">llqres<text:line-break/></text:span>or<text:line-break/> <text:span text:style-name="T18">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18">llq -s &lt;job id&gt;<text:line-break/></text:span>and debug as you would for any LL reservation or job.</text:p>
        </text:list-item>
        <text:list-item>
          <text:p text:style-name="P8">When a reservation becomes active, LoadLeveler will invoke the notify script created above. <text:s/>This will invoke the internal xCAT runrollupdate command for the update group.</text:p>
        </text:list-item>
        <text:list-item>
          <text:p text:style-name="P8">The xCAT runrollupdate will proceed as follows for an update group:</text:p>
        </text:list-item>
      </text:list>
      <text:list xml:id="list30320157" text:style-name="L9">
        <text:list-item>
          <text:list>
            <text:list-item>
              <text:p text:style-name="P7"><text:span text:style-name="T15">If this is for the updateall method, query the LoadLeveler reservation to get the list of nodes that have been reserved for this update group.</text:span></text:p>
            </text:list-item>
            <text:list-item>
              <text:p text:style-name="P7"><text:span text:style-name="T15">Query the xCAT appstatus for each node to ensure it is set correctly</text:span></text:p>
            </text:list-item>
            <text:list-item>
              <text:p text:style-name="P7"><text:span text:style-name="T15">Run the prescripts for the update group</text:span></text:p>
            </text:list-item>
            <text:list-item>
              <text:p text:style-name="P7"><text:span text:style-name="T15">Shut down and power off all the nodes in the update group</text:span></text:p>
            </text:list-item>
            <text:list-item>
              <text:p text:style-name="P7"><text:span text:style-name="T15">Run the out-of-band commands for the update group</text:span></text:p>
            </text:list-item>
            <text:list-item>
              <text:p text:style-name="P7"><text:span text:style-name="T15">Reboot the nodes. <text:s/>If bringuporder stanzas were set in the rollupdate input, the nodes will be booted in the order specified, waiting until the bringupstatus or bringupappstatus values have been set.</text:span></text:p>
            </text:list-item>
            <text:list-item>
              <text:p text:style-name="P7"><text:span text:style-name="T15">As soon as a node is up, the LoadLeveler feature values for the node will be changed, removing the oldfeature value and the xCAT updateall feature value (if applicable), and setting the newfeature value if these were specified in the rollupdate input.</text:span></text:p>
            </text:list-item>
            <text:list-item>
              <text:p text:style-name="P7"><text:soft-page-break/><text:span text:style-name="T15">The reservation is changed to remove the node that is up. <text:s/>This node is now available for running jobs again. <text:s/>If this is the last node, the reservation will be cancelled. <text:s/></text:span></text:p>
            </text:list-item>
          </text:list>
        </text:list-item>
      </text:list>
      <text:list xml:id="list33678211" text:continue-list="list33700402" text:style-name="L4">
        <text:list-header>
          <text:p text:style-name="P8"><text:s/></text:p>
        </text:list-header>
      </text:list>
      <text:p text:style-name="P11"/>
      <text:h text:style-name="P30" text:outline-level="1">References</text:h>
      <text:list xml:id="list28225069" text:style-name="L3">
        <text:list-item>
          <text:p text:style-name="P33">xCAT man pages: <text:s/><text:a xlink:type="simple" xlink:href="http://xcat.sf.net/man1/xcat.1.html">http://xcat.sf.net/man1/xcat.1.html</text:a></text:p>
        </text:list-item>
        <text:list-item>
          <text:p text:style-name="P33">xCAT DB table descriptions: <text:a xlink:type="simple" xlink:href="http://xcat.sf.net/man5/xcatdb.5.html">http://xcat.sf.net/man5/xcatdb.5.html</text:a></text:p>
        </text:list-item>
        <text:list-item>
          <text:p text:style-name="P33">xCAT mailing list: <text:s/><text:a xlink:type="simple" xlink:href="http://xcat.org/mailman/listinfo/xcat-user">http://xcat.org/mailman/listinfo/xcat-user</text:a></text:p>
        </text:list-item>
        <text:list-item>
          <text:p text:style-name="P33">xCAT bugs: <text:s/><text:a xlink:type="simple" xlink:href="https://sourceforge.net/tracker/?group_id=208749&amp;atid=1006945">https://sourceforge.net/tracker/?group_id=208749&amp;atid=1006945</text:a></text:p>
        </text:list-item>
        <text:list-item>
          <text:p text:style-name="P33">xCAT feature requests: <text:s/><text:a xlink:type="simple" xlink:href="https://sourceforge.net/tracker/?group_id=208749&amp;atid=1006948">https://sourceforge.net/tracker/?group_id=208749&amp;atid=1006948</text:a></text:p>
        </text:list-item>
        <text:list-item>
          <text:p text:style-name="P33">xCAT wiki: <text:s/><text:a xlink:type="simple" xlink:href="http://xcat.wiki.sourceforge.net/">http://xcat.wiki.sourceforge.net/</text:a> </text:p>
        </text:list-item>
        <text:list-item>
          <text:p text:style-name="P33">LoadLeveler documentation: <text:a xlink:type="simple" xlink:href="http://publib.boulder.ibm.com/infocenter/clresctr/vxrx/index.jsp?topic=/com.ibm.cluster.loadl.doc/llbooks.html">http://publib.boulder.ibm.com/infocenter/clresctr/vxrx/index.jsp?topic=/com.ibm.cluster.loadl.doc/llbooks.html</text: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okMaster-Bold" svg:font-family="BookMaster-Bold"/>
    <style:font-face style:name="OpenSymbol" svg:font-family="OpenSymbol"/>
    <style:font-face style:name="StarSymbol" svg:font-family="StarSymbol"/>
    <style:font-face style:name="StarSymbol1" svg:font-family="StarSymbol, 'Arial Unicode MS'"/>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BookMaster-Italic" svg:font-family="BookMaster-Italic" style:font-family-generic="script"/>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on AIX</dc:title>
    <meta:initial-creator>IBM_USER</meta:initial-creator>
    <meta:creation-date>2008-02-27T15:09:00</meta:creation-date>
    <dc:date>2010-09-16T13:57:21.26</dc:date>
    <meta:print-date>2008-06-16T08:25:03</meta:print-date>
    <meta:editing-cycles>283</meta:editing-cycles>
    <meta:editing-duration>PT109H14M25S</meta:editing-duration>
    <meta:document-statistic meta:table-count="0" meta:image-count="0" meta:object-count="0" meta:page-count="12" meta:paragraph-count="207" meta:word-count="3841" meta:character-count="23844"/>
    <meta:user-defined meta:name="Info 1"/>
    <meta:user-defined meta:name="Info 2"/>
    <meta:user-defined meta:name="Info 3"/>
    <meta:user-defined meta:name="Info 4"/>
  </office:meta>
</office:document-meta>
</file>